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22pt" style:font-size-asian="22pt" style:font-size-complex="22pt"/>
    </style:style>
    <style:style style:name="P2" style:parent-style-name="Normal" style:family="paragraph">
      <style:text-properties fo:font-size="22pt" style:font-size-asian="22pt" style:font-size-complex="22pt"/>
    </style:style>
    <style:style style:name="P3" style:parent-style-name="Normal" style:list-style-name="LFO1" style:family="paragraph"/>
    <style:style style:name="T4" style:parent-style-name="DefaultParagraphFont" style:family="text">
      <style:text-properties style:font-name-complex="Calibri" fo:font-weight="bold" style:font-weight-asian="bold"/>
    </style:style>
    <style:style style:name="P5" style:parent-style-name="Normal" style:list-style-name="LFO1" style:family="paragraph">
      <style:text-properties style:font-name-complex="Calibri"/>
    </style:style>
    <style:style style:name="P6" style:parent-style-name="Normal" style:list-style-name="LFO1" style:family="paragraph">
      <style:text-properties style:font-name-complex="Calibri"/>
    </style:style>
    <style:style style:name="P7" style:parent-style-name="ListParagraph" style:family="paragraph">
      <style:text-properties fo:font-size="12pt" style:font-size-asian="12pt" style:font-size-complex="12pt"/>
    </style:style>
  </office:automatic-styles>
  <office:body>
    <office:text text:use-soft-page-breaks="true">
      <text:p text:style-name="P1">Outcome two Assessment</text:p>
      <text:p text:style-name="P2"/>
      <text:list text:style-name="LFO1" text:continue-numbering="true">
        <text:list-item>
          <text:p text:style-name="P3"><text:span text:style-name="T4">The performing Rights Society (PRS) is a collection society that gathers royalties for their members. They can gather these royalties from companies if they decide to use a member’s song in an advert or if a member’s song is played in a store or any type of company. For businesses to do this, they need a PRS license. A PRS license can come at a varied cost, it mostly depends on the shop size, but when it comes to radio stations, the cost of the license is determined by the amount of listeners the station has. The PRS pays their members four times per year. The months that they pay you is April, July, October and December. <text:s/>Their royalty payments for UK accounts needs to be more than £30 for them to pay out and for the overseas accounts, this is £60. Failure to meet this amount means that PRS holds on to the money until the correct amount is met.<text:s/></text:span></text:p>
        </text:list-item>
        <text:list-item>
          <text:p text:style-name="P5">The Mechanical Copyright Protection Society (MCPS) is another collection society that gathers royalties for its members, but they gather their royalties when a copy is made of one of their members songs. An example of this is when a song is streamed on Spotify or downloaded on iTunes or apple music. They also collect royalties when a master CD is pressed a certain number of times. They even collect royalties for if a song is used on a product, like if a jingle that you’ve made is used in a birthday card. Businesses that require to copy music like record companies need a MCPS license to do so. A license is not required only when it’s a digital record label where they will calculate and deduct the royalties once the sale is made. The MCPS generally take of each sale which means if you sold a record for £1, they would 8.5p of that and that goes to the creator of the song and the publisher. Payments from the PCPS come each month. When the artist gets paid is determined by where the song was played and how it was played. There are two different schedules on when to get paid, the UK schedule and the overseas schedule.</text:p>
        </text:list-item>
        <text:list-item>
          <text:p text:style-name="P6">The Phonographic Performance Limited (PPL) is another collection society that gathers royalties for their members. This collection society gather royalties for If a recording of a member’s song is played out in public. Songs that are performed live or played on a radio station do not come under this unless the song is broadcasted. Any business that plays recorded music like pubs, clubs, hairdressers and dentists must have a PPL license. Music promoters also must have a PPL license for if they’re playing recorded songs in between the live acts. The price of a PPL license is determined the same way as a PRS license is, the listener ship of a radio station and the size of the premises for shops. PPL pay their members once every year if they are UK bound. For international collections, PPL use Collective Management Organisations (CMO) to collect the overseas royalties since they have agreements with this company.</text:p>
        </text:list-item>
      </text:list>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y Mcdermott</meta:initial-creator>
    <dc:creator>Shay McDermott</dc:creator>
    <meta:creation-date>2023-05-22T15:27:00Z</meta:creation-date>
    <dc:date>2023-05-22T15:27:00Z</dc:date>
    <meta:template xlink:href="Normal" xlink:type="simple"/>
    <meta:editing-cycles>2</meta:editing-cycles>
    <meta:editing-duration>PT0S</meta:editing-duration>
    <meta:document-statistic meta:page-count="1" meta:paragraph-count="5" meta:word-count="438" meta:character-count="2932" meta:row-count="20" meta:non-whitespace-character-count="2499"/>
  </office:meta>
</office:document-meta>
</file>